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8.01pt" svg:y="15.62pt">
            <loext:p draw:notify-on-update-of-ranges="Sheet1.B2:Sheet1.B9 Sheet1.A2:Sheet1.A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formula="of:=[.B14]*0.025715-0.466921" office:value-type="float" office:value="25.839524" calcext:value-type="float">
            <text:p>25.83952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LIMITE INFERIEURE</text:p>
          </table:table-cell>
          <table:covered-table-cell/>
        </table:table-row>
        <table:table-row table:style-name="ro1">
          <table:table-cell table:style-name="ce2" table:formula="of:=[.B16]*0.025715-0.466921" office:value-type="float" office:value="18.819329" calcext:value-type="float">
            <text:p>18.819329</text:p>
          </table:table-cell>
          <table:table-cell table:style-name="ce2"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6:11:21.53886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32:08.131027230</meta:creation-date>
    <dc:date>2019-03-19T12:32:15.425657711</dc:date>
    <meta:editing-duration>PT51S</meta:editing-duration>
    <meta:editing-cycles>2</meta:editing-cycles>
    <meta:generator>LibreOffice/5.1.6.2$Linux_X86_64 LibreOffice_project/1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31cm" svg:y="3.952cm" style:legend-expansion="high" chart:style-name="ch2"/>
        <chart:plot-area chart:style-name="ch3" table:cell-range-address="Sheet1.A2:Sheet1.B9" svg:x="1.331cm" svg:y="0.18cm" svg:width="10.28cm" svg:height="7.659cm">
          <chartooo:coordinate-region svg:x="1.952cm" svg:y="0.379cm" svg:width="9.287cm" svg:height="6.813cm"/>
          <chart:axis chart:dimension="x" chart:name="primary-x" chart:style-name="ch4">
            <chart:title svg:x="6.308cm" svg:y="8.019cm" chart:style-name="ch5">
              <text:p>V</text:p>
            </chart:title>
          </chart:axis>
          <chart:axis chart:dimension="y" chart:name="primary-y" chart:style-name="ch4">
            <chart:title svg:x="0.451cm" svg:y="5.006cm" chart:style-name="ch6">
              <text:p>ADC reading</text:p>
            </chart:title>
            <chart:grid chart:style-name="ch7" chart:class="major"/>
          </chart:axis>
          <chart:series chart:style-name="ch8" chart:values-cell-range-address="Sheet1.A2:Sheet1.A9" chart:class="chart:scatter">
            <chart:domain table:cell-range-address="Sheet1.B2:Sheet1.B9"/>
            <chart:regression-curve chart:style-name="ch9">
              <chart:equation chart:display-equation="true" chart:display-r-square="false" svg:x="2.886cm" svg:y="3.8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6">
                <text:p>756</text:p>
                <draw:g>
                  <svg:desc>Sheet1.B2:Sheet1.B9</svg:desc>
                </draw:g>
              </table:table-cell>
              <table:table-cell office:value-type="float" office:value="19">
                <text:p>19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6">
                <text:p>7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">
                <text:p>8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3">
                <text:p>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4">
                <text:p>9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5">
                <text:p>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">
                <text:p>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3">
                <text:p>10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